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98cm"/>
    </style:style>
    <style:style style:name="co2" style:family="table-column">
      <style:table-column-properties fo:break-before="auto" style:column-width="2.704cm"/>
    </style:style>
    <style:style style:name="ro1" style:family="table-row">
      <style:table-row-properties style:row-height="0.494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">
      <style:table-cell-properties style:rotation-align="none"/>
    </style:style>
    <style:style style:name="ce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07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20" table:default-cell-style-name="ce1"/>
        <table:table-row table:style-name="ro1">
          <table:table-cell office:value-type="string">
            <text:p>Total</text:p>
          </table:table-cell>
          <table:table-cell table:formula="of:=SUM(win+lost+tie)" office:value-type="float" office:value="1841">
            <text:p>1841</text:p>
          </table:table-cell>
          <table:table-cell table:number-columns-repeated="2"/>
          <table:table-cell office:value-type="string">
            <text:p>Pessimist</text:p>
          </table:table-cell>
          <table:table-cell office:value-type="string">
            <text:p>Realistic</text:p>
          </table:table-cell>
          <table:table-cell office:value-type="string">
            <text:p>Optmistic</text:p>
          </table:table-cell>
          <table:table-cell/>
          <table:table-cell table:style-name="ce5" office:value-type="string">
            <text:p>Cobertura de Nil</text:p>
          </table:table-cell>
          <table:table-cell table:number-columns-repeated="2"/>
          <table:table-cell office:value-type="string">
            <text:p>Corte em N rodadas com X cartas do naipe</text:p>
          </table:table-cell>
          <table:table-cell table:number-columns-repeated="1012"/>
        </table:table-row>
        <table:table-row table:style-name="ro1">
          <table:table-cell office:value-type="string">
            <text:p>Win</text:p>
          </table:table-cell>
          <table:table-cell office:value-type="float" office:value="1100">
            <text:p>1100</text:p>
          </table:table-cell>
          <table:table-cell/>
          <table:table-cell office:value-type="string">
            <text:p>Ratio</text:p>
          </table:table-cell>
          <table:table-cell table:style-name="ce3" table:formula="of:=win/total" office:value-type="percentage" office:value="0.597501357957632">
            <text:p>59,75%</text:p>
          </table:table-cell>
          <table:table-cell table:style-name="ce3" table:formula="of:=win/(win+lost)" office:value-type="percentage" office:value="0.598151169113649">
            <text:p>59,82%</text:p>
          </table:table-cell>
          <table:table-cell table:style-name="ce3" table:formula="of:=1-(lost/total)" office:value-type="percentage" office:value="0.598587724063009">
            <text:p>59,86%</text:p>
          </table:table-cell>
          <table:table-cell/>
          <table:table-cell table:style-name="ce6" office:value-type="string">
            <text:p>K</text:p>
          </table:table-cell>
          <table:table-cell table:style-name="ce7" table:formula="of:=1-POWER(2/3;ROW([.I2])-1)" office:value-type="percentage" office:value="0.333333333333333">
            <text:p>33%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8" table:formula="of:=(13-[.M2])" office:value-type="float" office:value="12">
            <text:p>12</text:p>
          </table:table-cell>
          <table:table-cell table:number-columns-repeated="1010"/>
        </table:table-row>
        <table:table-row table:style-name="ro1">
          <table:table-cell office:value-type="string">
            <text:p>Lost</text:p>
          </table:table-cell>
          <table:table-cell office:value-type="float" office:value="739">
            <text:p>739</text:p>
          </table:table-cell>
          <table:table-cell/>
          <table:table-cell office:value-type="string">
            <text:p>To Goal</text:p>
          </table:table-cell>
          <table:table-cell table:style-name="ce4" table:formula="of:=((total-win)/(1-goal))-total" office:value-type="float" office:value="11.5000000000005">
            <text:p>11,5</text:p>
          </table:table-cell>
          <table:table-cell table:style-name="ce4" table:formula="of:=(lost/(1-goal))-(win+lost)" office:value-type="float" office:value="8.50000000000046">
            <text:p>8,5</text:p>
          </table:table-cell>
          <table:table-cell table:style-name="ce4" table:formula="of:=(lost/(1-goal))-total" office:value-type="float" office:value="6.50000000000046">
            <text:p>6,5</text:p>
          </table:table-cell>
          <table:table-cell/>
          <table:table-cell table:style-name="ce6" office:value-type="string">
            <text:p>Q</text:p>
          </table:table-cell>
          <table:table-cell table:style-name="ce7" table:formula="of:=1-POWER(2/3;ROW([.I3])-1)" office:value-type="percentage" office:value="0.555555555555556">
            <text:p>56%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13-[.M3])" office:value-type="float" office:value="11">
            <text:p>11</text:p>
          </table:table-cell>
          <table:table-cell table:number-columns-repeated="1010"/>
        </table:table-row>
        <table:table-row table:style-name="ro1">
          <table:table-cell office:value-type="string">
            <text:p>Ti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pare</text:p>
          </table:table-cell>
          <table:table-cell table:style-name="ce4" table:formula="of:=(win/goal)-total" office:value-type="float" office:value="-7.66666666666697">
            <text:p>-7,7</text:p>
          </table:table-cell>
          <table:table-cell table:style-name="ce4" table:formula="of:=(win/goal)-(win+lost)" office:value-type="float" office:value="-5.66666666666697">
            <text:p>-5,7</text:p>
          </table:table-cell>
          <table:table-cell table:style-name="ce4" table:formula="of:=((total-lost)/goal)-total" office:value-type="float" office:value="-4.33333333333371">
            <text:p>-4,3</text:p>
          </table:table-cell>
          <table:table-cell/>
          <table:table-cell table:style-name="ce6" office:value-type="string">
            <text:p>J</text:p>
          </table:table-cell>
          <table:table-cell table:style-name="ce7" table:formula="of:=1-POWER(2/3;ROW([.I4])-1)" office:value-type="percentage" office:value="0.703703703703704">
            <text:p>70%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(13-[.M4])"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string">
            <text:p>Goal</text:p>
          </table:table-cell>
          <table:table-cell table:style-name="ce2" office:value-type="percentage" office:value="0.6">
            <text:p>60%</text:p>
          </table:table-cell>
          <table:table-cell table:number-columns-repeated="6"/>
          <table:table-cell table:style-name="ce6" office:value-type="float" office:value="10">
            <text:p>10</text:p>
          </table:table-cell>
          <table:table-cell table:style-name="ce7" table:formula="of:=1-POWER(2/3;ROW([.I5])-1)" office:value-type="percentage" office:value="0.802469135802469">
            <text:p>80%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(13-[.M5])" office:value-type="float" office:value="9">
            <text:p>9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 office:value-type="float" office:value="9">
            <text:p>9</text:p>
          </table:table-cell>
          <table:table-cell table:style-name="ce7" table:formula="of:=1-POWER(2/3;ROW([.I6])-1)" office:value-type="percentage" office:value="0.868312757201646">
            <text:p>87%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(13-[.M6])" office:value-type="float" office:value="8">
            <text:p>8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 office:value-type="float" office:value="8">
            <text:p>8</text:p>
          </table:table-cell>
          <table:table-cell table:style-name="ce7" table:formula="of:=1-POWER(2/3;ROW([.I7])-1)" office:value-type="percentage" office:value="0.912208504801097">
            <text:p>91%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13-[.M7])" office:value-type="float" office:value="12">
            <text:p>12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 office:value-type="float" office:value="7">
            <text:p>7</text:p>
          </table:table-cell>
          <table:table-cell table:style-name="ce7" table:formula="of:=1-POWER(2/3;ROW([.I8])-1)" office:value-type="percentage" office:value="0.941472336534065">
            <text:p>94%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(13-[.M8])" office:value-type="float" office:value="11">
            <text:p>11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 office:value-type="float" office:value="6">
            <text:p>6</text:p>
          </table:table-cell>
          <table:table-cell table:style-name="ce7" table:formula="of:=1-POWER(2/3;ROW([.I9])-1)" office:value-type="percentage" office:value="0.960981557689377">
            <text:p>96%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13-[.M9])"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 office:value-type="float" office:value="5">
            <text:p>5</text:p>
          </table:table-cell>
          <table:table-cell table:style-name="ce7" table:formula="of:=1-POWER(2/3;ROW([.I10])-1)" office:value-type="percentage" office:value="0.973987705126251">
            <text:p>97%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13-[.M10])" office:value-type="float" office:value="9">
            <text:p>9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 office:value-type="float" office:value="4">
            <text:p>4</text:p>
          </table:table-cell>
          <table:table-cell table:style-name="ce7" table:formula="of:=1-POWER(2/3;ROW([.I11])-1)" office:value-type="percentage" office:value="0.982658470084167">
            <text:p>98%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(13-[.M11])" office:value-type="float" office:value="8">
            <text:p>8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 office:value-type="float" office:value="3">
            <text:p>3</text:p>
          </table:table-cell>
          <table:table-cell table:style-name="ce7" table:formula="of:=1-POWER(2/3;ROW([.I12])-1)" office:value-type="percentage" office:value="0.988438980056112">
            <text:p>99%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13-[.M12])" office:value-type="float" office:value="12">
            <text:p>12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 office:value-type="float" office:value="2">
            <text:p>2</text:p>
          </table:table-cell>
          <table:table-cell table:style-name="ce7" table:formula="of:=1-POWER(2/3;ROW([.I13])-1)" office:value-type="percentage" office:value="0.992292653370741">
            <text:p>99%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13-[.M13])" office:value-type="float" office:value="11">
            <text:p>11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/>
          <table:table-cell table:number-columns-repeated="2"/>
          <table:table-cell table:number-columns-repeated="2" office:value-type="float" office:value="3">
            <text:p>3</text:p>
          </table:table-cell>
          <table:table-cell table:formula="of:=(13-[.M14])"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/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13-[.M15])" office:value-type="float" office:value="9">
            <text:p>9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6"/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(13-[.M16])" office:value-type="float" office:value="8">
            <text:p>8</text:p>
          </table:table-cell>
          <table:table-cell table:number-columns-repeated="101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goal" table:base-cell-address="$Plan1.$A$1" table:cell-range-address="$Plan1.$B$5"/>
        <table:named-range table:name="lost" table:base-cell-address="$Plan1.$A$1" table:cell-range-address="$Plan1.$B$3"/>
        <table:named-range table:name="tie" table:base-cell-address="$Plan1.$A$1" table:cell-range-address="$Plan1.$B$4"/>
        <table:named-range table:name="total" table:base-cell-address="$Plan1.$A$1" table:cell-range-address="$Plan1.$B$1"/>
        <table:named-range table:name="win" table:base-cell-address="$Plan1.$A$1" table:cell-range-address="$Plan1.$B$2"/>
        <table:named-expression table:name="__shared_1_0_0" table:base-cell-address="$Plan1.$A$1" table:expression="(13-#ref!)))))))))))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5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8P0"/>
    </number:number-style>
    <number:number-style style:name="N5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0P0"/>
    </number:number-style>
    <number:number-style style:name="N5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1P0"/>
    </number:number-style>
    <number:date-style style:name="N5112" number:language="pt" number:country="BR">
      <number:day/>
      <number:text>/</number:text>
      <number:month/>
      <number:text>/</number:text>
      <number:year number:style="long"/>
    </number:date-style>
    <number:date-style style:name="N5113" number:language="pt" number:country="BR">
      <number:day/>
      <number:text>/</number:text>
      <number:month number:textual="true"/>
      <number:text>/</number:text>
      <number:year/>
    </number:date-style>
    <number:date-style style:name="N5114" number:language="pt" number:country="BR">
      <number:day/>
      <number:text>/</number:text>
      <number:month number:textual="true"/>
    </number:date-style>
    <number:date-style style:name="N5115" number:language="pt" number:country="BR">
      <number:month number:textual="true"/>
      <number:text>/</number:text>
      <number:year/>
    </number:date-style>
    <number:time-style style:name="N5116" number:language="pt" number:country="BR">
      <number:hours/>
      <number:text>:</number:text>
      <number:minutes number:style="long"/>
      <number:text> </number:text>
      <number:am-pm/>
    </number:time-style>
    <number:time-style style:name="N5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0P0" style:volatile="true" number:language="pt" number:country="BR">
      <number:number number:decimal-places="0" number:min-integer-digits="1" number:grouping="true"/>
      <number:text> </number:text>
    </number:number-style>
    <number:number-style style:name="N5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number number:decimal-places="0" number:min-integer-digits="1" number:grouping="true"/>
      <number:text> </number:text>
    </number:number-style>
    <number:number-style style:name="N5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1P0"/>
    </number:number-style>
    <number:number-style style:name="N5123P0" style:volatile="true" number:language="pt" number:country="BR">
      <number:number number:decimal-places="2" number:min-integer-digits="1" number:grouping="true"/>
      <number:text> </number:text>
    </number:number-style>
    <number:number-style style:name="N5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3P0"/>
    </number:number-style>
    <number:number-style style:name="N5124P0" style:volatile="true" number:language="pt" number:country="BR">
      <number:number number:decimal-places="2" number:min-integer-digits="1" number:grouping="true"/>
      <number:text> </number:text>
    </number:number-style>
    <number:number-style style:name="N5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4P0"/>
    </number:number-style>
    <number:number-style style:name="N5127P0" style:volatile="true" number:language="pt" number:country="BR">
      <number:number number:decimal-places="0" number:min-integer-digits="1" number:grouping="true"/>
      <number:text> </number:text>
    </number:number-style>
    <number:number-style style:name="N5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7P2" style:volatile="true" number:language="pt" number:country="BR">
      <number:text> - </number:text>
    </number:number-style>
    <number:text-style style:name="N5127" number:language="pt" number:country="B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1P2" style:volatile="true" number:language="pt" number:country="BR">
      <number:text> R$ - </number:text>
    </number:number-style>
    <number:text-style style:name="N5131" number:language="pt" number:country="B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4P0" style:volatile="true" number:language="pt" number:country="BR">
      <number:number number:decimal-places="2" number:min-integer-digits="1" number:grouping="true"/>
      <number:text> </number:text>
    </number:number-style>
    <number:number-style style:name="N5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34" number:language="pt" number:country="BR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38" number:language="pt" number:country="BR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pt" number:country="BR">
      <number:minutes number:style="long"/>
      <number:text>:</number:text>
      <number:seconds number:style="long"/>
    </number:time-style>
    <number:time-style style:name="N5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pt" number:country="BR">
      <number:minutes number:style="long"/>
      <number:text>:</number:text>
      <number:seconds number:style="long" number:decimal-places="1"/>
    </number:time-style>
    <number:number-style style:name="N5142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5">25/12/2011</text:date>, <text:time>23:5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12-25T23:59:01</dc:date>
    <dc:creator>Rodrigo Silva</dc:creator>
    <meta:editing-duration>PT00H03M30S</meta:editing-duration>
    <meta:editing-cycles>3</meta:editing-cycles>
    <meta:document-statistic meta:table-count="1" meta:cell-count="96" meta:object-count="0"/>
  </office:meta>
</office:document-meta>
</file>